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mpl.preven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Even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Cance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stopPropa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Bub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initEvent( String eventTypeArg , boolean canBubbleArg , boolean cancelabl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Impl.getCurren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